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eeb"/>
    </style:style>
    <style:style style:name="P2" style:family="paragraph" style:parent-style-name="Standard">
      <style:text-properties officeooo:rsid="0007fd5b" officeooo:paragraph-rsid="0007fd5b"/>
    </style:style>
    <style:style style:name="P3" style:family="paragraph" style:parent-style-name="Standard">
      <style:text-properties officeooo:rsid="00085e5f" officeooo:paragraph-rsid="00085e5f"/>
    </style:style>
    <style:style style:name="P4" style:family="paragraph" style:parent-style-name="Standard">
      <style:paragraph-properties fo:text-align="center" style:justify-single-word="false"/>
      <style:text-properties officeooo:rsid="00085e5f" officeooo:paragraph-rsid="00085e5f"/>
    </style:style>
    <style:style style:name="T1" style:family="text">
      <style:text-properties officeooo:rsid="0007fd5b"/>
    </style:style>
    <style:style style:name="T2" style:family="text">
      <style:text-properties officeooo:rsid="00085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 Marks</text:p>
      <text:p text:style-name="P4"/>
      <text:p text:style-name="P4">by Kyle Eggleston</text:p>
      <text:p text:style-name="P1"/>
      <text:p text:style-name="P1">George looked out across the street. <text:span text:style-name="T1">He was walking out of the bar when the accident happened. A truck going twenty miles an hour hit him. George flew across the road and into oncoming traffic where he was hit again by another car.</text:span></text:p>
      <text:p text:style-name="P1"/>
      <text:p text:style-name="P2">As they rushed him to the hospital, George became conscious. "What? What happened?"</text:p>
      <text:p text:style-name="P2"/>
      <text:p text:style-name="P2">The EMTs were too busy talking amongst each other to notice him talking. "There aren't any marks? <text:span text:style-name="T2">He was hit by a tuck!"</text:span></text:p>
      <text:p text:style-name="P2"/>
      <text:p text:style-name="P3">"I know! But nope, no marks. He made it out of there without any damage."</text:p>
      <text:p text:style-name="P3"/>
      <text:p text:style-name="P3">George sat up. What just happen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7:47:26.085000000</meta:creation-date>
    <dc:date>2014-05-07T08:50:34.467000000</dc:date>
    <meta:editing-duration>PT32M32S</meta:editing-duration>
    <meta:editing-cycles>1</meta:editing-cycles>
    <meta:document-statistic meta:table-count="0" meta:image-count="0" meta:object-count="0" meta:page-count="1" meta:paragraph-count="7" meta:word-count="105" meta:character-count="566" meta:non-whitespace-character-count="468"/>
    <meta:generator>LibreOffice/4.1.5.3$Windows_x86 LibreOffice_project/1c1366bba2ba2b554cd2ca4d87c06da81c05d24</meta:generator>
  </office:meta>
</office:document-meta>
</file>